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 style:list-style-name="L1"/>
    <style:style style:name="P5" style:family="paragraph" style:parent-style-name="List_20_Contents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List_20_Contents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List_20_Contents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Heading_20_1">
      <style:paragraph-properties fo:text-align="justify" style:justify-single-word="false"/>
    </style:style>
    <style:style style:name="P15" style:family="paragraph" style:parent-style-name="Standard" style:list-style-name="L1"/>
    <style:style style:name="P16" style:family="paragraph" style:parent-style-name="Standard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/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Nimbus Roman No9 L" fo:font-size="12pt" style:font-size-asian="12pt" style:font-size-complex="12pt"/>
    </style:style>
    <style:style style:name="T6" style:family="text">
      <style:text-properties style:font-name="DejaVu Sans Mono1" fo:font-size="10pt" style:font-size-asian="10pt" style:font-size-complex="10pt"/>
    </style:style>
    <style:style style:name="T7" style:family="text">
      <style:text-properties style:font-name="Nimbus Sans L" fo:font-size="14pt" style:font-size-asian="14pt" style:font-size-complex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Nimbus Roman No9 L" fo:font-size="12pt" style:font-size-asian="12pt" style:font-size-complex="12pt"/>
    </style:style>
    <style:style style:name="T12" style:family="text">
      <style:text-properties style:font-name="Nimbus Roman No9 L" fo:font-size="10pt" style:font-size-asian="10pt" style:font-size-complex="10pt"/>
    </style:style>
    <style:style style:name="T13" style:family="text">
      <style:text-properties style:font-name="DejaVu Sans Mono1" fo:font-size="10pt" style:font-size-asian="10pt" style:font-size-complex="10pt"/>
    </style:style>
    <style:style style:name="T14" style:family="text">
      <style:text-properties style:font-name="DejaVu Sans Mono1" fo:font-size="12pt" style:font-size-asian="12pt" style:font-size-complex="12pt"/>
    </style:style>
    <style:style style:name="T15" style:family="text">
      <style:text-properties style:font-name="Nimbus Sans L" fo:font-size="14pt" style:font-size-asian="14pt" style:font-size-complex="14pt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text:id="ct-1379593184">
          <text:deletion>
            <office:change-info>
              <dc:creator>unknown</dc:creator>
              <dc:date>2008-07-08T17:26:00</dc:date>
            </office:change-info>
            <text:h text:style-name="P1" text:outline-level="1">s</text:h>
          </text:deletion>
        </text:changed-region>
        <text:changed-region text:id="ct-1379591840">
          <text:deletion>
            <office:change-info>
              <dc:creator>unknown</dc:creator>
              <dc:date>2008-07-08T17:26:00</dc:date>
            </office:change-info>
            <text:p text:style-name="P2">s</text:p>
          </text:deletion>
        </text:changed-region>
        <text:changed-region text:id="ct-1379591952">
          <text:insertion>
            <office:change-info>
              <dc:creator>inconnu</dc:creator>
              <dc:date>2008-07-09T13:17:00</dc:date>
            </office:change-info>
          </text:insertion>
        </text:changed-region>
        <text:changed-region text:id="ct-1379592176">
          <text:deletion>
            <office:change-info>
              <dc:creator>inconnu</dc:creator>
              <dc:date>2008-07-09T10:46:00</dc:date>
            </office:change-info>
            <text:p text:style-name="P2"><text:span text:style-name="Teletype"><text:span text:style-name="T1">2</text:span></text:span></text:p>
          </text:deletion>
        </text:changed-region>
        <text:changed-region text:id="ct-1379592064">
          <text:deletion>
            <office:change-info>
              <dc:creator>unknown</dc:creator>
              <dc:date>2008-07-08T17:26:00</dc:date>
            </office:change-info>
            <text:p text:style-name="P2"><text:span text:style-name="Teletype"><text:span text:style-name="T1">0</text:span></text:span></text:p>
          </text:deletion>
        </text:changed-region>
        <text:changed-region text:id="ct-1379592288">
          <text:format-change>
            <office:change-info>
              <dc:creator>unknown</dc:creator>
              <dc:date>2008-07-08T17:26:00</dc:date>
            </office:change-info>
          </text:format-change>
        </text:changed-region>
        <text:changed-region text:id="ct-1379592400">
          <text:deletion>
            <office:change-info>
              <dc:creator>inconnu</dc:creator>
              <dc:date>2008-07-09T10:39:00</dc:date>
            </office:change-info>
            <text:p text:style-name="P2"><text:a xlink:type="simple" xlink:href="mailto:simon.lipp@inria.fr">inria.fr</text:a></text:p>
          </text:deletion>
        </text:changed-region>
        <text:changed-region text:id="ct-1379592736">
          <text:insertion>
            <office:change-info>
              <dc:creator>inconnu</dc:creator>
              <dc:date>2008-07-09T10:39:00</dc:date>
            </office:change-info>
          </text:insertion>
        </text:changed-region>
        <text:changed-region text:id="ct-1379592512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79593072">
          <text:insertion>
            <office:change-info>
              <dc:creator>inconnu</dc:creator>
              <dc:date>2008-07-08T18:00:00</dc:date>
            </office:change-info>
          </text:insertion>
        </text:changed-region>
        <text:changed-region text:id="ct-1379590832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79590608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79590720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79590944">
          <text:deletion>
            <office:change-info>
              <dc:creator>unknown</dc:creator>
              <dc:date>2008-07-08T17:26:00</dc:date>
            </office:change-info>
            <text:p text:style-name="P2">'</text:p>
          </text:deletion>
        </text:changed-region>
        <text:changed-region text:id="ct-1379591056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79591168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text:id="ct-1379591280">
          <text:deletion>
            <office:change-info>
              <dc:creator>unknown</dc:creator>
              <dc:date>2008-07-08T17:27:00</dc:date>
            </office:change-info>
            <text:p text:style-name="P2">,</text:p>
          </text:deletion>
        </text:changed-region>
        <text:changed-region text:id="ct-1379591392">
          <text:deletion>
            <office:change-info>
              <dc:creator>unknown</dc:creator>
              <dc:date>2008-07-08T17:27:00</dc:date>
            </office:change-info>
            <text:p text:style-name="P2">f</text:p>
          </text:deletion>
        </text:changed-region>
        <text:changed-region text:id="ct-1379591504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text:id="ct-1379591616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text:id="ct-1379590496">
          <text:deletion>
            <office:change-info>
              <dc:creator>unknown</dc:creator>
              <dc:date>2008-07-08T17:27:00</dc:date>
            </office:change-info>
            <text:p text:style-name="P2">'</text:p>
          </text:deletion>
        </text:changed-region>
        <text:changed-region text:id="ct-1379590384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text:id="ct-1379466360">
          <text:deletion>
            <office:change-info>
              <dc:creator>unknown</dc:creator>
              <dc:date>2008-07-08T17:26:00</dc:date>
            </office:change-info>
            <text:p text:style-name="P3">s</text:p>
          </text:deletion>
        </text:changed-region>
        <text:changed-region text:id="ct-1379466472">
          <text:deletion>
            <office:change-info>
              <dc:creator>unknown</dc:creator>
              <dc:date>2008-07-08T17:26:00</dc:date>
            </office:change-info>
            <text:p text:style-name="P3"><text:s/></text:p>
          </text:deletion>
        </text:changed-region>
        <text:changed-region text:id="ct-1379466584">
          <text:deletion>
            <office:change-info>
              <dc:creator>inconnu</dc:creator>
              <dc:date>2008-07-08T17:57:00</dc:date>
            </office:change-info>
            <text:list text:style-name="L1">
              <text:list-item>
                <text:p text:style-name="P4">resulting library name,</text:p>
              </text:list-item>
              <text:list-item>
                <text:p text:style-name="P4"/>
              </text:list-item>
            </text:list>
          </text:deletion>
        </text:changed-region>
        <text:changed-region text:id="ct-1379466696">
          <text:deletion>
            <office:change-info>
              <dc:creator>inconnu</dc:creator>
              <dc:date>2008-07-09T13:20:00</dc:date>
            </office:change-info>
            <text:p text:style-name="Standard">correct</text:p>
          </text:deletion>
        </text:changed-region>
        <text:changed-region text:id="ct-1379466920">
          <text:insertion>
            <office:change-info>
              <dc:creator>inconnu</dc:creator>
              <dc:date>2008-07-09T13:20:00</dc:date>
            </office:change-info>
          </text:insertion>
        </text:changed-region>
        <text:changed-region text:id="ct-1379467032">
          <text:insertion>
            <office:change-info>
              <dc:creator>inconnu</dc:creator>
              <dc:date>2008-07-08T17:42:00</dc:date>
            </office:change-info>
          </text:insertion>
        </text:changed-region>
        <text:changed-region text:id="ct-1379467144">
          <text:deletion>
            <office:change-info>
              <dc:creator>inconnu</dc:creator>
              <dc:date>2008-07-08T17:42:00</dc:date>
            </office:change-info>
            <text:p text:style-name="Standard"><text:s/>???</text:p>
          </text:deletion>
        </text:changed-region>
        <text:changed-region text:id="ct-1379466248">
          <text:deletion>
            <office:change-info>
              <dc:creator>inconnu</dc:creator>
              <dc:date>2008-07-09T10:32:00</dc:date>
            </office:change-info>
            <text:p text:style-name="Standard">Hence, the proposed new </text:p>
          </text:deletion>
        </text:changed-region>
        <text:changed-region text:id="ct-1379590272">
          <text:deletion>
            <office:change-info>
              <dc:creator>unknown</dc:creator>
              <dc:date>2008-07-08T17:28:00</dc:date>
            </office:change-info>
            <text:p text:style-name="Standard">signature</text:p>
          </text:deletion>
        </text:changed-region>
        <text:changed-region text:id="ct-1379467256">
          <text:deletion>
            <office:change-info>
              <dc:creator>inconnu</dc:creator>
              <dc:date>2008-07-09T10:32:00</dc:date>
            </office:change-info>
            <text:p text:style-name="Standard"><text:s/>for <text:span text:style-name="T3">genlib</text:span> is:profile</text:p>
          </text:deletion>
        </text:changed-region>
        <text:changed-region text:id="ct-1379466136">
          <text:insertion>
            <office:change-info>
              <dc:creator>inconnu</dc:creator>
              <dc:date>2008-07-09T13:17:00</dc:date>
            </office:change-info>
          </text:insertion>
        </text:changed-region>
        <text:changed-region text:id="ct-1379466024">
          <text:insertion>
            <office:change-info>
              <dc:creator>inconnu</dc:creator>
              <dc:date>2008-07-09T10:30:00</dc:date>
            </office:change-info>
          </text:insertion>
        </text:changed-region>
        <text:changed-region text:id="ct-1379465912">
          <text:insertion>
            <office:change-info>
              <dc:creator>inconnu</dc:creator>
              <dc:date>2008-07-09T10:31:00</dc:date>
            </office:change-info>
          </text:insertion>
        </text:changed-region>
        <text:changed-region text:id="ct-1379465800">
          <text:insertion>
            <office:change-info>
              <dc:creator>inconnu</dc:creator>
              <dc:date>2008-07-09T10:32:00</dc:date>
            </office:change-info>
          </text:insertion>
        </text:changed-region>
        <text:changed-region text:id="ct-1415818448">
          <text:insertion>
            <office:change-info>
              <dc:creator>inconnu</dc:creator>
              <dc:date>2008-07-09T13:40:00</dc:date>
            </office:change-info>
          </text:insertion>
        </text:changed-region>
        <text:changed-region text:id="ct-1415818560">
          <text:deletion>
            <office:change-info>
              <dc:creator>inconnu</dc:creator>
              <dc:date>2008-07-09T13:40:00</dc:date>
            </office:change-info>
            <text:p text:style-name="P5"><text:span text:style-name="Teletype"><text:span text:style-name="T4">result</text:span></text:span></text:p>
          </text:deletion>
        </text:changed-region>
        <text:changed-region text:id="ct-1379465688">
          <text:deletion>
            <office:change-info>
              <dc:creator>inconnu</dc:creator>
              <dc:date>2008-07-08T17:57:00</dc:date>
            </office:change-info>
            <text:p text:style-name="P5"><text:span text:style-name="Teletype"><text:span text:style-name="T4">libname, </text:span></text:span></text:p>
          </text:deletion>
        </text:changed-region>
        <text:changed-region text:id="ct-1379465576">
          <text:insertion>
            <office:change-info>
              <dc:creator>inconnu</dc:creator>
              <dc:date>2008-07-09T10:35:00</dc:date>
            </office:change-info>
          </text:insertion>
        </text:changed-region>
        <text:changed-region text:id="ct-1379465352">
          <text:insertion>
            <office:change-info>
              <dc:creator>inconnu</dc:creator>
              <dc:date>2008-07-09T13:18:00</dc:date>
            </office:change-info>
          </text:insertion>
        </text:changed-region>
        <text:changed-region text:id="ct-1379465464">
          <text:deletion>
            <office:change-info>
              <dc:creator>unknown</dc:creator>
              <dc:date>2008-07-08T17:53:00</dc:date>
            </office:change-info>
            <text:p text:style-name="P3">.</text:p>
          </text:deletion>
        </text:changed-region>
        <text:changed-region text:id="ct-1379465240">
          <text:insertion>
            <office:change-info>
              <dc:creator>unknown</dc:creator>
              <dc:date>2008-07-08T17:53:00</dc:date>
            </office:change-info>
          </text:insertion>
        </text:changed-region>
        <text:changed-region text:id="ct-1379465128">
          <text:deletion>
            <office:change-info>
              <dc:creator>unknown</dc:creator>
              <dc:date>2008-07-08T17:53:00</dc:date>
            </office:change-info>
            <text:p text:style-name="P3"><text:s text:c="2"/></text:p>
          </text:deletion>
        </text:changed-region>
        <text:changed-region text:id="ct-1415817440">
          <text:deletion>
            <office:change-info>
              <dc:creator>inconnu</dc:creator>
              <dc:date>2008-07-09T13:40:00</dc:date>
            </office:change-info>
            <text:p text:style-name="P3"><text:span text:style-name="Teletype"><text:span text:style-name="T4">re</text:span></text:span></text:p>
          </text:deletion>
        </text:changed-region>
        <text:changed-region text:id="ct-1415818000">
          <text:insertion>
            <office:change-info>
              <dc:creator>inconnu</dc:creator>
              <dc:date>2008-07-09T13:40:00</dc:date>
            </office:change-info>
          </text:insertion>
        </text:changed-region>
        <text:changed-region text:id="ct-1415817664">
          <text:deletion>
            <office:change-info>
              <dc:creator>inconnu</dc:creator>
              <dc:date>2008-07-09T13:40:00</dc:date>
            </office:change-info>
            <text:p text:style-name="P3"><text:span text:style-name="Teletype"><text:span text:style-name="T4">lt</text:span></text:span></text:p>
          </text:deletion>
        </text:changed-region>
        <text:changed-region text:id="ct-1379465016">
          <text:insertion>
            <office:change-info>
              <dc:creator>inconnu</dc:creator>
              <dc:date>2008-07-09T10:36:00</dc:date>
            </office:change-info>
          </text:insertion>
        </text:changed-region>
        <text:changed-region text:id="ct-1379464904">
          <text:insertion>
            <office:change-info>
              <dc:creator>unknown</dc:creator>
              <dc:date>2008-07-08T17:28:00</dc:date>
            </office:change-info>
          </text:insertion>
        </text:changed-region>
        <text:changed-region text:id="ct-1379464792">
          <text:deletion>
            <office:change-info>
              <dc:creator>unknown</dc:creator>
              <dc:date>2008-07-08T17:53:00</dc:date>
            </office:change-info>
            <text:p text:style-name="P3"><text:span text:style-name="Teletype"><text:span text:style-name="T5">; </text:span></text:span></text:p>
          </text:deletion>
        </text:changed-region>
        <text:changed-region text:id="ct-1379464680">
          <text:insertion>
            <office:change-info>
              <dc:creator>unknown</dc:creator>
              <dc:date>2008-07-08T17:53:00</dc:date>
            </office:change-info>
          </text:insertion>
        </text:changed-region>
        <text:changed-region text:id="ct-1379464344">
          <text:deletion>
            <office:change-info>
              <dc:creator>inconnu</dc:creator>
              <dc:date>2008-07-08T17:57:00</dc:date>
            </office:change-info>
            <text:p text:style-name="P3"><text:span text:style-name="Teletype"><text:span text:style-name="T6"><text:tab/></text:span></text:span></text:p>
            <text:p text:style-name="P3"><text:span text:style-name="Teletype"><text:span text:style-name="T5"><text:s/>library name (empty string if the process failed) ; </text:span></text:span></text:p>
          </text:deletion>
        </text:changed-region>
        <text:changed-region text:id="ct-1379464456">
          <text:deletion>
            <office:change-info>
              <dc:creator>unknown</dc:creator>
              <dc:date>2008-07-08T17:29:00</dc:date>
            </office:change-info>
            <text:p text:style-name="P3"><text:span text:style-name="Teletype"><text:span text:style-name="T5">resulting</text:span></text:span></text:p>
          </text:deletion>
        </text:changed-region>
        <text:changed-region text:id="ct-1379464568">
          <text:deletion>
            <office:change-info>
              <dc:creator>inconnu</dc:creator>
              <dc:date>2008-07-08T17:57:00</dc:date>
            </office:change-info>
            <text:p text:style-name="P3"><text:span text:style-name="Teletype"><text:span text:style-name="T6">libname</text:span></text:span><text:span text:style-name="Teletype"><text:span text:style-name="T5"> is the </text:span></text:span></text:p>
          </text:deletion>
        </text:changed-region>
        <text:changed-region text:id="ct-1379464120">
          <text:insertion>
            <office:change-info>
              <dc:creator>inconnu</dc:creator>
              <dc:date>2008-07-09T10:35:00</dc:date>
            </office:change-info>
          </text:insertion>
        </text:changed-region>
        <text:changed-region text:id="ct-1379464232">
          <text:insertion>
            <office:change-info>
              <dc:creator>inconnu</dc:creator>
              <dc:date>2008-07-09T10:36:00</dc:date>
            </office:change-info>
          </text:insertion>
        </text:changed-region>
        <text:changed-region text:id="ct-1379464008">
          <text:insertion>
            <office:change-info>
              <dc:creator>unknown</dc:creator>
              <dc:date>2008-07-08T17:30:00</dc:date>
            </office:change-info>
          </text:insertion>
        </text:changed-region>
        <text:changed-region text:id="ct-1379741348">
          <text:insertion>
            <office:change-info>
              <dc:creator>unknown</dc:creator>
              <dc:date>2008-07-08T17:31:00</dc:date>
            </office:change-info>
          </text:insertion>
        </text:changed-region>
        <text:changed-region text:id="ct-1379741460">
          <text:deletion>
            <office:change-info>
              <dc:creator>inconnu</dc:creator>
              <dc:date>2008-07-08T17:43:00</dc:date>
            </office:change-info>
            <text:p text:style-name="P3"><text:span text:style-name="Teletype"><text:span text:style-name="T7">Please add a few examples</text:span></text:span></text:p>
          </text:deletion>
        </text:changed-region>
        <text:changed-region text:id="ct-1379741572">
          <text:insertion>
            <office:change-info>
              <dc:creator>inconnu</dc:creator>
              <dc:date>2008-07-08T17:44:00</dc:date>
            </office:change-info>
          </text:insertion>
        </text:changed-region>
        <text:changed-region text:id="ct-1379741684">
          <text:insertion>
            <office:change-info>
              <dc:creator>inconnu</dc:creator>
              <dc:date>2008-07-08T17:47:00</dc:date>
            </office:change-info>
          </text:insertion>
        </text:changed-region>
        <text:changed-region text:id="ct-1379463336">
          <text:insertion>
            <office:change-info>
              <dc:creator>inconnu</dc:creator>
              <dc:date>2008-07-08T17:48:00</dc:date>
            </office:change-info>
          </text:insertion>
        </text:changed-region>
        <text:changed-region text:id="ct-1379740788">
          <text:insertion>
            <office:change-info>
              <dc:creator>unknown</dc:creator>
              <dc:date>2008-07-08T17:29:00</dc:date>
            </office:change-info>
          </text:insertion>
        </text:changed-region>
        <text:changed-region text:id="ct-1379740900">
          <text:deletion>
            <office:change-info>
              <dc:creator>inconnu</dc:creator>
              <dc:date>2008-07-09T10:38:00</dc:date>
            </office:change-info>
            <text:p text:style-name="P3"><text:a xlink:type="simple" xlink:href="mailto:sylvestre.ledru@scilab.org"><text:span text:style-name="T6">inria</text:span></text:a></text:p>
          </text:deletion>
        </text:changed-region>
        <text:changed-region text:id="ct-1379741012">
          <text:insertion>
            <office:change-info>
              <dc:creator>inconnu</dc:creator>
              <dc:date>2008-07-09T10:38:00</dc:date>
            </office:change-info>
          </text:insertion>
        </text:changed-region>
        <text:changed-region text:id="ct-1379741124">
          <text:insertion>
            <office:change-info>
              <dc:creator>unknown</dc:creator>
              <dc:date>2008-07-08T17:29:00</dc:date>
            </office:change-info>
          </text:insertion>
        </text:changed-region>
        <text:changed-region text:id="ct-1379741236">
          <text:deletion>
            <office:change-info>
              <dc:creator>inconnu</dc:creator>
              <dc:date>2008-07-09T10:38:00</dc:date>
            </office:change-info>
            <text:p text:style-name="P3"><text:a xlink:type="simple" xlink:href="mailto:sylvestre.ledru@scilab.org"><text:span text:style-name="T6">fr</text:span></text:a></text:p>
          </text:deletion>
        </text:changed-region>
        <text:changed-region text:id="ct-1379463784">
          <text:insertion>
            <office:change-info>
              <dc:creator>inconnu</dc:creator>
              <dc:date>2008-07-09T10:38:00</dc:date>
            </office:change-info>
          </text:insertion>
        </text:changed-region>
        <text:changed-region text:id="ct-1379463672">
          <text:insertion>
            <office:change-info>
              <dc:creator>unknown</dc:creator>
              <dc:date>2008-07-08T17:29:00</dc:date>
            </office:change-info>
          </text:insertion>
        </text:changed-region>
        <text:changed-region text:id="ct-1379463896">
          <text:insertion>
            <office:change-info>
              <dc:creator>unknown</dc:creator>
              <dc:date>2008-07-08T17:30:00</dc:date>
            </office:change-info>
          </text:insertion>
        </text:changed-region>
        <text:changed-region text:id="ct-1379463560">
          <text:insertion>
            <office:change-info>
              <dc:creator>inconnu</dc:creator>
              <dc:date>2008-07-08T17:42:00</dc:date>
            </office:change-info>
          </text:insertion>
        </text:changed-region>
        <text:changed-region text:id="ct-1379463448">
          <text:insertion>
            <office:change-info>
              <dc:creator>inconnu</dc:creator>
              <dc:date>2008-07-08T17:43:00</dc:date>
            </office:change-info>
          </text:insertion>
        </text:changed-region>
        <text:changed-region text:id="ct-1379740676">
          <text:insertion>
            <office:change-info>
              <dc:creator>unknown</dc:creator>
              <dc:date>2008-07-08T17:53:00</dc:date>
            </office:change-info>
          </text:insertion>
        </text:changed-region>
        <text:changed-region text:id="ct-1379740564">
          <text:insertion>
            <office:change-info>
              <dc:creator>inconnu</dc:creator>
              <dc:date>2008-07-08T17:43:00</dc:date>
            </office:change-info>
          </text:insertion>
        </text:changed-region>
        <text:changed-region text:id="ct-1379740340">
          <text:insertion>
            <office:change-info>
              <dc:creator>inconnu</dc:creator>
              <dc:date>2008-07-08T17:58:00</dc:date>
            </office:change-info>
          </text:insertion>
        </text:changed-region>
        <text:changed-region text:id="ct-1379740452">
          <text:insertion>
            <office:change-info>
              <dc:creator>inconnu</dc:creator>
              <dc:date>2008-07-08T17:59:00</dc:date>
            </office:change-info>
          </text:insertion>
        </text:changed-region>
        <text:changed-region text:id="ct-1379740116">
          <text:insertion>
            <office:change-info>
              <dc:creator>inconnu</dc:creator>
              <dc:date>2008-07-09T10:27:00</dc:date>
            </office:change-info>
          </text:insertion>
        </text:changed-region>
        <text:changed-region text:id="ct-1379740228">
          <text:insertion>
            <office:change-info>
              <dc:creator>inconnu</dc:creator>
              <dc:date>2008-07-09T10:37:00</dc:date>
            </office:change-info>
          </text:insertion>
        </text:changed-region>
        <text:changed-region text:id="ct-1379739892">
          <text:insertion>
            <office:change-info>
              <dc:creator>inconnu</dc:creator>
              <dc:date>2008-07-09T13:20:00</dc:date>
            </office:change-info>
          </text:insertion>
        </text:changed-region>
        <text:changed-region text:id="ct-1379740004">
          <text:insertion>
            <office:change-info>
              <dc:creator>inconnu</dc:creator>
              <dc:date>2008-07-09T13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#4 : Making scilab function <text:span text:style-name="T16">genlib</text:span> returns information<text:change text:change-id="ct-1379593184"/></text:h>
      <text:p text:style-name="P10"/>
      <text:p text:style-name="P2"/>
      <text:p text:style-name="P2">Title: Making scilab function <text:span text:style-name="T16">genlib</text:span> returns information<text:change text:change-id="ct-1379591840"/></text:p>
      <text:p text:style-name="P2">Version: <text:span text:style-name="Teletype"><text:span text:style-name="T1">1.</text:span></text:span><text:change-start text:change-id="ct-1379591952"/><text:span text:style-name="Teletype"><text:span text:style-name="T1">5</text:span></text:span><text:change-end text:change-id="ct-1379591952"/><text:change text:change-id="ct-1379592176"/><text:change text:change-id="ct-1379592064"/></text:p>
      <text:p text:style-name="P2">Author: Simon Lipp &lt;<text:change-start text:change-id="ct-1379592288"/><text:a xlink:type="simple" xlink:href="mailto:simon.lipp@scilab.org">simon.lipp@</text:a><text:change-end text:change-id="ct-1379592288"/><text:change text:change-id="ct-1379592400"/><text:change-start text:change-id="ct-1379592736"/><text:a xlink:type="simple" xlink:href="mailto:simon.lipp@scilab.org">scilab.org</text:a><text:change-end text:change-id="ct-1379592736"/>&gt;<text:change-start text:change-id="ct-1379592512"/></text:p>
      <text:p text:style-name="P2">Review: Sylvestre Ledru &lt;<text:a xlink:type="simple" xlink:href="mailto:sylvestre.ledru@scilab.org">sylvestre.ledru@scilab.org</text:a>&gt;<text:change-end text:change-id="ct-1379592512"/><text:change-start text:change-id="ct-1379593072"/></text:p>
      <text:p text:style-name="P2">Commented: Serge Steer &lt;<text:a xlink:type="simple" xlink:href="mailto:serge.steer@inria.fr">serge.steer@inria.fr</text:a>&gt;<text:change-end text:change-id="ct-1379593072"/></text:p>
      <text:p text:style-name="P2">State: Draft</text:p>
      <text:p text:style-name="P2">Scilab-Version: ﻿<text:span text:style-name="Teletype">5.0</text:span></text:p>
      <text:p text:style-name="P2">Vote:"No: discussions and suggestions"</text:p>
      <text:p text:style-name="P2">Created: Tuesday, 08 July 2008</text:p>
      <text:p text:style-name="P10"/>
      <text:p text:style-name="P2"/>
      <text:h text:style-name="P11" text:outline-level="3">Abstract</text:h>
      <text:p text:style-name="P2"/>
      <text:p text:style-name="P2"><text:tab/>This SEP proposes to modify Scilab function <text:span text:style-name="T3">genlib</text:span>, used to gen<text:change-start text:change-id="ct-1379590832"/>e<text:change-end text:change-id="ct-1379590832"/>rate a <text:change-start text:change-id="ct-1379590608"/>Scilab <text:change-end text:change-id="ct-1379590608"/>library from .sci files (macros). The current function does<text:change-start text:change-id="ct-1379590720"/> <text:change-end text:change-id="ct-1379590720"/>n<text:change text:change-id="ct-1379590944"/><text:change-start text:change-id="ct-1379591056"/>o<text:change-end text:change-id="ct-1379591056"/>t return any feed-back, whereas this feed-back could be useful<text:change-start text:change-id="ct-1379591168"/>.<text:change-end text:change-id="ct-1379591168"/><text:change text:change-id="ct-1379591280"/> <text:change text:change-id="ct-1379591392"/><text:change-start text:change-id="ct-1379591504"/>F<text:change-end text:change-id="ct-1379591504"/>or example for the build system which at present do<text:change-start text:change-id="ct-1379591616"/>es <text:change-end text:change-id="ct-1379591616"/>n<text:change text:change-id="ct-1379590496"/><text:change-start text:change-id="ct-1379590384"/>o<text:change-end text:change-id="ct-1379590384"/>t fail if an error occurs while building a library.</text:p>
      <text:p text:style-name="P2"/>
      <text:h text:style-name="P11" text:outline-level="3">Rationale</text:h>
      <text:p text:style-name="P3"><text:tab/>Following information<text:change text:change-id="ct-1379466360"/> can be interesting (by order<text:change text:change-id="ct-1379466472"/> of interest):</text:p>
      <text:list text:style-name="L1">
        <text:list-item text:start-value="1">
          <text:p text:style-name="P4">success (or failure) of the whole process,</text:p>
        </text:list-item>
        <text:list-item>
          <text:p text:style-name="P4"><text:change text:change-id="ct-1379466584"/>functions defined in <text:change text:change-id="ct-1379466696"/><text:change-start text:change-id="ct-1379466920"/>valid<text:change-end text:change-id="ct-1379466920"/> files<text:change-start text:change-id="ct-1379467032"/> (files successfully parsed defining at least one function)<text:change-end text:change-id="ct-1379467032"/>.<text:change text:change-id="ct-1379467144"/></text:p>
        </text:list-item>
        <text:list-item>
          <text:p text:style-name="P4"><text:change text:change-id="ct-1379466248"/><text:change text:change-id="ct-1379590272"/><text:change text:change-id="ct-1379467256"/><text:change-start text:change-id="ct-1379466136"/>valid<text:change-end text:change-id="ct-1379466136"/><text:change-start text:change-id="ct-1379466024"/> files (successfully parsed and defining at least one function),</text:p>
        </text:list-item>
        <text:list-item>
          <text:p text:style-name="P4">invalid files.</text:p>
          <text:p text:style-name="P4"/>
        </text:list-item>
      </text:list>
      <text:p text:style-name="Standard"><text:change-end text:change-id="ct-1379466024"/><text:change-start text:change-id="ct-1379465912"/><text:tab/>Note that an invalid file is sufficient for th<text:change-end text:change-id="ct-1379465912"/><text:change-start text:change-id="ct-1379465800"/>e whole process to fail, but no invalid file does not mean the success of the whole process.</text:p>
      <text:p text:style-name="Standard"/>
      <text:p text:style-name="Standard"><text:tab/>Hence, the proposed new profile for <text:span text:style-name="T3">genlib</text:span> is:<text:change-end text:change-id="ct-1379465800"/></text:p>
      <text:p text:style-name="P3"/>
      <text:p text:style-name="P5"><text:span text:style-name="Teletype"><text:span text:style-name="T4">[</text:span></text:span><text:change-start text:change-id="ct-1415818448"/><text:span text:style-name="Teletype"><text:span text:style-name="T4">success</text:span></text:span><text:change-end text:change-id="ct-1415818448"/><text:change text:change-id="ct-1415818560"/><text:span text:style-name="Teletype"><text:span text:style-name="T4">, </text:span></text:span><text:change text:change-id="ct-1379465688"/><text:span text:style-name="Teletype"><text:span text:style-name="T4">funcs</text:span></text:span><text:change-start text:change-id="ct-1379465576"/><text:span text:style-name="Teletype"><text:span text:style-name="T4">, success_files, </text:span></text:span><text:change-end text:change-id="ct-1379465576"/><text:change-start text:change-id="ct-1379465352"/><text:span text:style-name="Teletype"><text:span text:style-name="T4">failed_files</text:span></text:span><text:change-end text:change-id="ct-1379465352"/><text:span text:style-name="Teletype"><text:span text:style-name="T4">]=genlib(nam,path,force,verbose,names)</text:span></text:span></text:p>
      <text:p text:style-name="P5"/>
      <text:p text:style-name="P3"><text:tab/>Input arguments are not changed<text:change text:change-id="ct-1379465464"/><text:change-start text:change-id="ct-1379465240"/>:</text:p>
      <text:p text:style-name="P3"><text:tab/><text:change-end text:change-id="ct-1379465240"/><text:change text:change-id="ct-1379465128"/><text:change text:change-id="ct-1415817440"/><text:span text:style-name="Teletype"><text:span text:style-name="T4">su</text:span></text:span><text:change-start text:change-id="ct-1415818000"/><text:span text:style-name="Teletype"><text:span text:style-name="T4">ccess</text:span></text:span><text:change-end text:change-id="ct-1415818000"/><text:change text:change-id="ct-1415817664"/><text:span text:style-name="Teletype"><text:span text:style-name="T4"> </text:span></text:span><text:span text:style-name="Teletype"><text:span text:style-name="T5">is a boolean (</text:span></text:span><text:span text:style-name="Teletype"><text:span text:style-name="T14">%t</text:span></text:span><text:span text:style-name="Teletype"><text:span text:style-name="T5"> on success</text:span></text:span><text:span text:style-name="Teletype"><text:span text:style-name="T12">, </text:span></text:span><text:span text:style-name="Teletype"><text:span text:style-name="T6">%f</text:span></text:span><text:span text:style-name="Teletype"><text:span text:style-name="T5"> on failure) </text:span></text:span><text:change-start text:change-id="ct-1379465016"/><text:span text:style-name="Teletype"><text:span text:style-name="T5">.</text:span></text:span><text:change-end text:change-id="ct-1379465016"/><text:change-start text:change-id="ct-1379464904"/></text:p>
      <text:p text:style-name="P3"><text:change-end text:change-id="ct-1379464904"/><text:change text:change-id="ct-1379464792"/><text:change-start text:change-id="ct-1379464680"/><text:span text:style-name="Teletype"><text:span text:style-name="T5"><text:tab/></text:span></text:span><text:change-end text:change-id="ct-1379464680"/><text:change text:change-id="ct-1379464344"/><text:change text:change-id="ct-1379464456"/><text:change text:change-id="ct-1379464568"/><text:span text:style-name="Teletype"><text:span text:style-name="T6">functions</text:span></text:span><text:span text:style-name="Teletype"><text:span text:style-name="T5"> a vector of strings containing the names of functions <text:s/>defined in the library (empty if the process failed).</text:span></text:span><text:change-start text:change-id="ct-1379464120"/></text:p>
      <text:p text:style-name="P3"><text:soft-page-break/><text:span text:style-name="Teletype"><text:span text:style-name="T5"><text:tab/></text:span></text:span><text:span text:style-name="Teletype"><text:span text:style-name="T6">success_files</text:span></text:span><text:span text:style-name="Teletype"><text:span text:style-name="T5"> a vector of strings containing</text:span></text:span><text:change-end text:change-id="ct-1379464120"/><text:change-start text:change-id="ct-1379464232"/><text:span text:style-name="Teletype"><text:span text:style-name="T5"> the names of valid files.</text:span></text:span></text:p>
      <text:p text:style-name="P3"><text:span text:style-name="Teletype"><text:span text:style-name="T5"><text:tab/></text:span></text:span><text:span text:style-name="Teletype"><text:span text:style-name="T6">failed_files</text:span></text:span><text:span text:style-name="Teletype"><text:span text:style-name="T5"> a vector of strings <text:s/>containing the names of invalid files.</text:span></text:span><text:change-end text:change-id="ct-1379464232"/><text:change-start text:change-id="ct-1379464008"/></text:p>
      <text:h text:style-name="P11" text:outline-level="3"><text:span text:style-name="Teletype"><text:span text:style-name="T7">Example Usage</text:span></text:span><text:change-end text:change-id="ct-1379464008"/><text:change-start text:change-id="ct-1379741348"/></text:h>
      <text:p text:style-name="P3"><text:change-end text:change-id="ct-1379741348"/><text:change text:change-id="ct-1379741460"/><text:change-start text:change-id="ct-1379741572"/><text:span text:style-name="Teletype"><text:span text:style-name="T4">success = genlib('atoms')</text:span></text:span><text:change-end text:change-id="ct-1379741572"/><text:change-start text:change-id="ct-1379741684"/></text:p>
      <text:p text:style-name="P3"><text:span text:style-name="Teletype"><text:span text:style-name="T4">[success, funcs, success_files, failed_files] = </text:span></text:span><text:change-end text:change-id="ct-1379741684"/><text:change-start text:change-id="ct-1379463336"/><text:span text:style-name="Teletype"><text:span text:style-name="T4">genlib('atoms')</text:span></text:span><text:change-end text:change-id="ct-1379463336"/></text:p>
      <text:h text:style-name="P11" text:outline-level="3"><text:change-start text:change-id="ct-1379740788"/>Changelog</text:h>
      <text:p text:style-name="P3"><text:tab/><text:span text:style-name="T6">1.0 – Simon Lipp &lt;</text:span><text:a xlink:type="simple" xlink:href="mailto:simon.lipp@scilab.org"><text:span text:style-name="T6">simon.lipp@</text:span></text:a><text:change-end text:change-id="ct-1379740788"/><text:change text:change-id="ct-1379740900"/><text:change-start text:change-id="ct-1379741012"/><text:a xlink:type="simple" xlink:href="mailto:simon.lipp@scilab.org"><text:span text:style-name="T6">scilab</text:span></text:a><text:change-end text:change-id="ct-1379741012"/><text:change-start text:change-id="ct-1379741124"/><text:a xlink:type="simple" xlink:href="mailto:simon.lipp@scilab.org"><text:span text:style-name="T6">.</text:span></text:a><text:change-end text:change-id="ct-1379741124"/><text:change text:change-id="ct-1379741236"/><text:change-start text:change-id="ct-1379463784"/><text:a xlink:type="simple" xlink:href="mailto:simon.lipp@scilab.org"><text:span text:style-name="T6">org</text:span></text:a><text:change-end text:change-id="ct-1379463784"/><text:change-start text:change-id="ct-1379463672"/><text:span text:style-name="T6">&gt; Initial version</text:span></text:p>
      <text:p text:style-name="P3"><text:span text:style-name="Teletype"><text:span text:style-name="T4"><text:tab/>1.1 – Sylvestre Ledru &lt;</text:span></text:span><text:a xlink:type="simple" xlink:href="mailto:sylvestre.ledru@scilab.org"><text:span text:style-name="Teletype"><text:span text:style-name="T4">sylvestre.ledru@scilab.org</text:span></text:span></text:a><text:span text:style-name="Teletype"><text:span text:style-name="T4">&gt; </text:span></text:span><text:change-end text:change-id="ct-1379463672"/><text:change-start text:change-id="ct-1379463896"/><text:span text:style-name="Teletype"><text:span text:style-name="T4">Mainly typo + changelog + example usage</text:span></text:span><text:change-end text:change-id="ct-1379463896"/><text:change-start text:change-id="ct-1379463560"/></text:p>
      <text:p text:style-name="P3"><text:span text:style-name="Teletype"><text:span text:style-name="T4"><text:tab/>1.2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</text:span></text:span><text:change-end text:change-id="ct-1379463560"/><text:change-start text:change-id="ct-1379463448"/><text:span text:style-name="Teletype"><text:span text:style-name="T4">: define " cor</text:span></text:span><text:change-end text:change-id="ct-1379463448"/><text:change-start text:change-id="ct-1379740676"/><text:span text:style-name="Teletype"><text:span text:style-name="T4">r</text:span></text:span><text:change-end text:change-id="ct-1379740676"/><text:change-start text:change-id="ct-1379740564"/><text:span text:style-name="Teletype"><text:span text:style-name="T4">ect files ", add examples</text:span></text:span><text:change-end text:change-id="ct-1379740564"/><text:change-start text:change-id="ct-1379740340"/></text:p>
      <text:p text:style-name="P3"><text:span text:style-name="Teletype"><text:span text:style-name="T4"><text:tab/>1.3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: "libname" </text:span></text:span><text:change-end text:change-id="ct-1379740340"/><text:change-start text:change-id="ct-1379740452"/><text:span text:style-name="Teletype"><text:span text:style-name="T4">is unnecessary</text:span></text:span><text:change-end text:change-id="ct-1379740452"/><text:change-start text:change-id="ct-1379740116"/></text:p>
      <text:p text:style-name="P3"><text:span text:style-name="Teletype"><text:span text:style-name="T4"><text:tab/>1.4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: </text:span></text:span><text:change-end text:change-id="ct-1379740116"/><text:change-start text:change-id="ct-1379740228"/><text:span text:style-name="Teletype"><text:span text:style-name="T4">add "files_ok" and "files_bad"</text:span></text:span><text:change-end text:change-id="ct-1379740228"/><text:change-start text:change-id="ct-1379739892"/></text:p>
      <text:p text:style-name="P3"><text:span text:style-name="Teletype"><text:span text:style-name="T4"><text:tab/>1.5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: </text:span></text:span><text:change-end text:change-id="ct-1379739892"/><text:change-start text:change-id="ct-1379740004"/><text:span text:style-name="Teletype"><text:span text:style-name="T4">better terms</text:span></text:span><text:change-end text:change-id="ct-1379740004"/></text:p>
      <text:h text:style-name="P11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abine GAUZERE</meta:initial-creator>
    <meta:creation-date>2008-06-03T13:58:05</meta:creation-date>
    <dc:date>2008-07-09T13:40:53</dc:date>
    <meta:editing-cycles>100</meta:editing-cycles>
    <meta:editing-duration>PT21H54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9" meta:word-count="369" meta:character-count="2437"/>
  </office:meta>
</office:document-meta>
</file>